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0dcd" officeooo:paragraph-rsid="001a0d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www.iconarchive.com/show/ios7-icons-by-icons8/Holidays-Christmas-Star-icon.html</text:p>
      <text:p text:style-name="P1"/>
      <text:p text:style-name="P1">http://www.iconarchive.com/show/ios7-icons-by-icons8/Household-Babyroom-icon.html</text:p>
      <text:p text:style-name="P1"/>
      <text:p text:style-name="P1">http://www.iconarchive.com/show/ios7-icons-by-icons8/Household-Exterior-icon.html</text:p>
      <text:p text:style-name="P1"/>
      <text:p text:style-name="P1">http://www.iconarchive.com/show/ios7-icons-by-icons8/Household-Toilet-icon.html</text:p>
      <text:p text:style-name="P1"/>
      <text:p text:style-name="P1">http://www.iconarchive.com/show/ios7-icons-by-icons8/Household-Waste-icon.html</text:p>
      <text:p text:style-name="P1"/>
      <text:p text:style-name="P1">http://www.iconarchive.com/show/ios7-icons-by-icons8/Industry-Automatic-icon.html</text:p>
      <text:p text:style-name="P1"/>
      <text:p text:style-name="P1">http://www.iconarchive.com/show/ios7-icons-by-icons8/Industry-Gas-2-icon.html</text:p>
      <text:p text:style-name="P1"/>
      <text:p text:style-name="P1">http://www.iconarchive.com/show/ios7-icons-by-icons8/Industry-Poison-icon.html</text:p>
      <text:p text:style-name="P1"/>
      <text:p text:style-name="P1">http://www.iconarchive.com/show/ios7-icons-by-icons8/Media-Controls-Mute-icon.html</text:p>
      <text:p text:style-name="P1"/>
      <text:p text:style-name="P1">http://www.iconarchive.com/show/ios7-icons-by-icons8/Media-Controls-Low-Volume-icon.html</text:p>
      <text:p text:style-name="P1"/>
      <text:p text:style-name="P1">http://www.iconarchive.com/show/ios7-icons-by-icons8/Media-Controls-Medium-Volume-icon.html</text:p>
      <text:p text:style-name="P1"/>
      <text:p text:style-name="P1">http://www.iconarchive.com/show/ios7-icons-by-icons8/Media-Controls-High-Volume-icon.html</text:p>
      <text:p text:style-name="P1"/>
      <text:p text:style-name="P1">http://www.iconarchive.com/show/ios7-icons-by-icons8/Messaging-Like-icon.html</text:p>
      <text:p text:style-name="P1"/>
      <text:p text:style-name="P1">http://www.iconarchive.com/show/ios7-icons-by-icons8/Messaging-Star-icon.html</text:p>
      <text:p text:style-name="P1"/>
      <text:p text:style-name="P1">http://www.iconarchive.com/show/ios7-icons-by-icons8/Music-Guitar-icon.html</text:p>
      <text:p text:style-name="P1"/>
      <text:p text:style-name="P1">http://www.iconarchive.com/show/ios7-icons-by-icons8/Music-Cornet-icon.html</text:p>
      <text:p text:style-name="P1"/>
      <text:p text:style-name="P1">http://www.iconarchive.com/show/ios7-icons-by-icons8/Music-Music-icon.html</text:p>
      <text:p text:style-name="P1"/>
      <text:p text:style-name="P1">http://www.iconarchive.com/show/ios7-icons-by-icons8/Music-Treble-Clef-icon.html</text:p>
      <text:p text:style-name="P1"/>
      <text:p text:style-name="P1">http://www.iconarchive.com/show/ios7-icons-by-icons8/Music-Side-Dram-icon.html</text:p>
      <text:p text:style-name="P1"/>
      <text:p text:style-name="P1">http://www.iconarchive.com/show/ios7-icons-by-icons8/Plants-Grapes-icon.html</text:p>
      <text:p text:style-name="P1"/>
      <text:p text:style-name="P1">http://www.iconarchive.com/show/ios7-icons-by-icons8/Plants-Oak-Nut-icon.html</text:p>
      <text:p text:style-name="P1"/>
      <text:p text:style-name="P1">http://www.iconarchive.com/show/ios7-icons-by-icons8/Plants-Mashroom-icon.html</text:p>
      <text:p text:style-name="P1"/>
      <text:p text:style-name="P1">http://www.iconarchive.com/show/ios7-icons-by-icons8/Plants-Leaf-icon.html</text:p>
      <text:p text:style-name="P1"/>
      <text:p text:style-name="P1">http://www.iconarchive.com/show/ios7-icons-by-icons8/Plants-Pear-icon.html</text:p>
      <text:p text:style-name="P1"/>
      <text:p text:style-name="P1">http://www.iconarchive.com/show/ios7-icons-by-icons8/Plants-Strawberry-icon.html</text:p>
      <text:p text:style-name="P1"/>
      <text:p text:style-name="P1">http://www.iconarchive.com/show/ios7-icons-by-icons8/Plants-Sproud-icon.html</text:p>
      <text:p text:style-name="P1"><text:soft-page-break/></text:p>
      <text:p text:style-name="P1">http://www.iconarchive.com/show/ios7-icons-by-icons8/Plants-Plant-Under-Rain-icon.html</text:p>
      <text:p text:style-name="P1"/>
      <text:p text:style-name="P1">http://www.iconarchive.com/show/ios7-icons-by-icons8/Plants-Plant-Under-Sun-icon.html</text:p>
      <text:p text:style-name="P1"/>
      <text:p text:style-name="P1">http://www.iconarchive.com/show/ios7-icons-by-icons8/Plants-Tomato-icon.html</text:p>
      <text:p text:style-name="P1"/>
      <text:p text:style-name="P1">http://www.iconarchive.com/show/ios7-icons-by-icons8/Sports-Basketball-icon.html</text:p>
      <text:p text:style-name="P1"/>
      <text:p text:style-name="P1">http://www.iconarchive.com/show/ios7-icons-by-icons8/Science-Test-Tube-icon.html</text:p>
      <text:p text:style-name="P1"/>
      <text:p text:style-name="P1">http://www.iconarchive.com/show/ios7-icons-by-icons8/Sports-Finish-Flag-icon.html</text:p>
      <text:p text:style-name="P1"/>
      <text:p text:style-name="P1">http://www.iconarchive.com/show/ios7-icons-by-icons8/Sports-Football-icon.html</text:p>
      <text:p text:style-name="P1"/>
      <text:p text:style-name="P1">http://www.iconarchive.com/show/ios7-icons-by-icons8/Sports-Running-icon.html</text:p>
      <text:p text:style-name="P1"/>
      <text:p text:style-name="P1">http://www.iconarchive.com/show/ios7-icons-by-icons8/Sports-Volleyball-icon.html</text:p>
      <text:p text:style-name="P1"/>
      <text:p text:style-name="P1">http://www.iconarchive.com/show/ios7-icons-by-icons8/Time-And-Date-Alarm-Clock-icon.html</text:p>
      <text:p text:style-name="P1"/>
      <text:p text:style-name="P1">http://www.iconarchive.com/show/ios7-icons-by-icons8/Transport-Cars-icon.html</text:p>
      <text:p text:style-name="P1"/>
      <text:p text:style-name="P1">http://www.iconarchive.com/show/ios7-icons-by-icons8/Transport-Helicopter-icon.html</text:p>
      <text:p text:style-name="P1"/>
      <text:p text:style-name="P1">http://www.iconarchive.com/show/ios7-icons-by-icons8/Transport-Historic-Ship-icon.html</text:p>
      <text:p text:style-name="P1"/>
      <text:p text:style-name="P1">http://www.iconarchive.com/show/ios7-icons-by-icons8/Transport-Rocket-icon.html</text:p>
      <text:p text:style-name="P1"/>
      <text:p text:style-name="P1">http://www.iconarchive.com/show/ios7-icons-by-icons8/Transport-Truck-icon.html</text:p>
      <text:p text:style-name="P1"/>
      <text:p text:style-name="P1">http://www.iconarchive.com/show/ios7-icons-by-icons8/Travel-Campfire-icon.html</text:p>
      <text:p text:style-name="P1"/>
      <text:p text:style-name="P1">http://www.iconarchive.com/show/ios7-icons-by-icons8/Travel-Human-Footprints-icon.html</text:p>
      <text:p text:style-name="P1"/>
      <text:p text:style-name="P1">http://www.iconarchive.com/show/ios7-icons-by-icons8/Travel-Right-Footprint-icon.html</text:p>
      <text:p text:style-name="P1"/>
      <text:p text:style-name="P1">http://www.iconarchive.com/show/ios7-icons-by-icons8/Travel-Left-Shoe-icon.html</text:p>
      <text:p text:style-name="P1"/>
      <text:p text:style-name="P1">http://www.iconarchive.com/show/ios7-icons-by-icons8/Travel-Right-Shoe-icon.html</text:p>
      <text:p text:style-name="P1"/>
      <text:p text:style-name="P1">http://www.iconarchive.com/show/ios7-icons-by-icons8/Travel-Shoes-icon.html</text:p>
      <text:p text:style-name="P1"/>
      <text:p text:style-name="P1">http://www.iconarchive.com/show/ios7-icons-by-icons8/User-Interface-Settings-3-icon.html</text:p>
      <text:p text:style-name="P1"/>
      <text:p text:style-name="P1">http://www.iconarchive.com/show/ios7-icons-by-icons8/Users-User-Male-2-icon.html</text:p>
      <text:p text:style-name="P1"/>
      <text:p text:style-name="P1">http://www.iconarchive.com/show/ios7-icons-by-icons8/Users-User-Female-2-icon.html</text:p>
      <text:p text:style-name="P1"/>
      <text:p text:style-name="P1">http://www.iconarchive.com/show/ios7-icons-by-icons8/Users-User-Female-4-icon.html</text:p>
      <text:p text:style-name="P1"/>
      <text:p text:style-name="P1">http://www.iconarchive.com/show/ios7-icons-by-icons8/Users-User-Male-4-icon.html</text:p>
      <text:p text:style-name="P1"><text:soft-page-break/></text:p>
      <text:p text:style-name="P1">http://www.iconarchive.com/show/ios7-icons-by-icons8/Very-Basic-Settings-icon.html</text:p>
      <text:p text:style-name="P1"/>
      <text:p text:style-name="P1">http://www.iconarchive.com/show/ios7-icons-by-icons8/Very-Basic-Search-icon.html</text:p>
      <text:p text:style-name="P1"/>
      <text:p text:style-name="P1">http://www.iconarchive.com/show/ios7-icons-by-icons8/Very-Basic-Reload-icon.html</text:p>
      <text:p text:style-name="P1"/>
      <text:p text:style-name="P1">http://www.iconarchive.com/show/ios7-icons-by-icons8/Very-Basic-Settings-Filled-icon.html</text:p>
      <text:p text:style-name="P1"/>
      <text:p text:style-name="P1">http://www.iconarchive.com/show/ios7-icons-by-icons8/Very-Basic-Tones-Filled-icon.html</text:p>
      <text:p text:style-name="P1"/>
      <text:p text:style-name="P1">http://www.iconarchive.com/show/ios7-icons-by-icons8/Very-Basic-Tones-icon.html</text:p>
      <text:p text:style-name="P1"/>
      <text:p text:style-name="P1">http://www.iconarchive.com/show/ios7-icons-by-icons8/Very-Basic-Zoom-Out-icon.html</text:p>
      <text:p text:style-name="P1"/>
      <text:p text:style-name="P1">http://www.iconarchive.com/show/ios7-icons-by-icons8/Very-Basic-Zoom-In-icon.html</text:p>
      <text:p text:style-name="P1"/>
      <text:p text:style-name="P1">http://www.iconarchive.com/show/ios7-icons-by-icons8/Animals-Cat-icon.html</text:p>
      <text:p text:style-name="P1"/>
      <text:p text:style-name="P1">http://www.iconarchive.com/show/ios7-icons-by-icons8/Animals-Clown-Fish-icon.html</text:p>
      <text:p text:style-name="P1"/>
      <text:p text:style-name="P1">http://www.iconarchive.com/show/ios7-icons-by-icons8/Animals-Dog-icon.html</text:p>
      <text:p text:style-name="P1"/>
      <text:p text:style-name="P1">http://www.iconarchive.com/show/ios7-icons-by-icons8/Animals-Dolphin-icon.html</text:p>
      <text:p text:style-name="P1"/>
      <text:p text:style-name="P1">http://www.iconarchive.com/show/ios7-icons-by-icons8/Animals-Dog-Bowl-icon.html</text:p>
      <text:p text:style-name="P1"/>
      <text:p text:style-name="P1">http://www.iconarchive.com/show/ios7-icons-by-icons8/Animals-Rabbit-icon.html</text:p>
      <text:p text:style-name="P1"/>
      <text:p text:style-name="P1">http://www.iconarchive.com/show/ios7-icons-by-icons8/Astrology-Summer-icon.html</text:p>
      <text:p text:style-name="P1"/>
      <text:p text:style-name="P1">http://www.iconarchive.com/show/ios7-icons-by-icons8/Astrology-Winter-icon.html</text:p>
      <text:p text:style-name="P1"/>
      <text:p text:style-name="P1">http://www.iconarchive.com/show/ios7-icons-by-icons8/Finance-Usd-icon.html</text:p>
      <text:p text:style-name="P1"/>
      <text:p text:style-name="P1">http://www.iconarchive.com/show/ios7-icons-by-icons8/Finance-Money-Bag-icon.html</text:p>
      <text:p text:style-name="P1"/>
      <text:p text:style-name="P1">http://www.iconarchive.com/show/ios7-icons-by-icons8/Food-Bread-icon.html</text:p>
      <text:p text:style-name="P1"/>
      <text:p text:style-name="P1">http://www.iconarchive.com/show/ios7-icons-by-icons8/Food-Carrot-icon.html</text:p>
      <text:p text:style-name="P1"/>
      <text:p text:style-name="P1">http://www.iconarchive.com/show/ios7-icons-by-icons8/Food-Cheese-icon.html</text:p>
      <text:p text:style-name="P1"/>
      <text:p text:style-name="P1">http://www.iconarchive.com/show/ios7-icons-by-icons8/Food-Birthday-Cake-icon.html</text:p>
      <text:p text:style-name="P1"/>
      <text:p text:style-name="P1">http://www.iconarchive.com/show/ios7-icons-by-icons8/Food-Cupcake-icon.html</text:p>
      <text:p text:style-name="P1"/>
      <text:p text:style-name="P1">http://www.iconarchive.com/show/ios7-icons-by-icons8/Food-Doughnut-icon.html</text:p>
      <text:p text:style-name="P1"/>
      <text:p text:style-name="P1">http://www.iconarchive.com/show/ios7-icons-by-icons8/Food-Hot-Dog-icon.html</text:p>
      <text:p text:style-name="P1"/>
      <text:p text:style-name="P1">http://www.iconarchive.com/show/ios7-icons-by-icons8/Food-Pizza-icon.html</text:p>
      <text:p text:style-name="P1"><text:soft-page-break/></text:p>
      <text:p text:style-name="P1">http://www.iconarchive.com/show/ios7-icons-by-icons8/Hands-Four-Fingers-icon.html</text:p>
      <text:p text:style-name="P1"/>
      <text:p text:style-name="P1">http://www.iconarchive.com/show/ios7-icons-by-icons8/Hands-One-Finger-icon.html</text:p>
      <text:p text:style-name="P1"/>
      <text:p text:style-name="P1">http://www.iconarchive.com/show/ios7-icons-by-icons8/Hands-Three-Fingers-icon.html</text:p>
      <text:p text:style-name="P1"/>
      <text:p text:style-name="P1">http://www.iconarchive.com/show/ios7-icons-by-icons8/Hands-Two-Fingers-icon.html</text:p>
      <text:p text:style-name="P1"/>
      <text:p text:style-name="P1">http://www.iconarchive.com/show/ios7-icons-by-icons8/Hands-Whole-Hand-icon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23:56:59.839000000</meta:creation-date>
    <dc:date>2017-07-04T23:59:24.232000000</dc:date>
    <meta:editing-duration>PT2M39S</meta:editing-duration>
    <meta:editing-cycles>1</meta:editing-cycles>
    <meta:document-statistic meta:table-count="0" meta:image-count="0" meta:object-count="0" meta:page-count="4" meta:paragraph-count="83" meta:word-count="83" meta:character-count="6607" meta:non-whitespace-character-count="6607"/>
    <meta:generator>LibreOffice/5.1.0.3$Windows_x86 LibreOffice_project/5e3e00a007d9b3b6efb6797a8b8e57b51ab1f737</meta:generator>
  </office:meta>
</office:document-meta>
</file>